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cf6d" officeooo:paragraph-rsid="0010cf6d"/>
    </style:style>
    <style:style style:name="P2" style:family="paragraph" style:parent-style-name="Standard" style:list-style-name="L1">
      <style:text-properties officeooo:rsid="0010cf6d" officeooo:paragraph-rsid="0010cf6d"/>
    </style:style>
    <style:style style:name="P3" style:family="paragraph" style:parent-style-name="Standard" style:list-style-name="L1">
      <style:text-properties officeooo:rsid="0010ddaa" officeooo:paragraph-rsid="0010ddaa"/>
    </style:style>
    <style:style style:name="P4" style:family="paragraph" style:parent-style-name="Standard">
      <style:text-properties officeooo:rsid="0010ddaa" officeooo:paragraph-rsid="0010ddaa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10cf6d" officeooo:paragraph-rsid="0010cf6d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1161ea" officeooo:paragraph-rsid="001161ea"/>
    </style:style>
    <style:style style:name="T1" style:family="text">
      <style:text-properties officeooo:rsid="0010dd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138 → automoción, electromecánica de vehiculos</text:p>
      <text:p text:style-name="P1"/>
      <text:p text:style-name="P1">Vehículos de clientes en 2º año.</text:p>
      <text:p text:style-name="P1">Se les acumula los papeles.</text:p>
      <text:list xml:id="list2322274467" text:style-name="L1">
        <text:list-item>
          <text:p text:style-name="P2">Recepción del cliente</text:p>
        </text:list-item>
        <text:list-item>
          <text:p text:style-name="P2">Registro de vehículos (crear ficha)</text:p>
          <text:list>
            <text:list-item>
              <text:p text:style-name="P2">Ficha</text:p>
              <text:list>
                <text:list-item>
                  <text:p text:style-name="P2">Tipo</text:p>
                  <text:list>
                    <text:list-item>
                      <text:p text:style-name="P2">Matricuka</text:p>
                    </text:list-item>
                    <text:list-item>
                      <text:p text:style-name="P2">vehiculo</text:p>
                    </text:list-item>
                    <text:list-item>
                      <text:p text:style-name="P2">color</text:p>
                    </text:list-item>
                    <text:list-item>
                      <text:p text:style-name="P2">numero d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Operaciones de taller (operaciones que se van a realizar)</text:p>
          <text:list>
            <text:list-item>
              <text:p text:style-name="P3">seleccionar categorias o acciones que ellos hacen para que les salga en el informe de cada operario</text:p>
            </text:list-item>
            <text:list-item>
              <text:p text:style-name="P3">orden de trabajo numerada: estadisticas de cuantos vehiculos se han ...</text:p>
            </text:list-item>
          </text:list>
        </text:list-item>
        <text:list-item>
          <text:p text:style-name="P2">Informes:</text:p>
          <text:list>
            <text:list-item>
              <text:p text:style-name="P2">Responsabilidad</text:p>
              <text:list>
                <text:list-item>
                  <text:p text:style-name="P2">rellenar un documento que se nos exime de cualquier responsabilidad</text:p>
                </text:list-item>
              </text:list>
            </text:list-item>
            <text:list-item>
              <text:p text:style-name="P5">Orden de trabajo – <text:span text:style-name="T1">Para el operario.</text:span></text:p>
              <text:list>
                <text:list-item>
                  <text:p text:style-name="P5">Ficha de trabajo para el taller</text:p>
                </text:list-item>
              </text:list>
            </text:list-item>
          </text:list>
        </text:list-item>
        <text:list-item>
          <text:p text:style-name="P6">operarios</text:p>
        </text:list-item>
        <text:list-item>
          <text:p text:style-name="P6"/>
        </text:list-item>
      </text:list>
      <text:p text:style-name="P1"/>
      <text:p text:style-name="P1"/>
      <text:p text:style-name="P4">Buscador → Filtro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2T10:21:38.396576425</meta:creation-date>
    <dc:date>2019-12-02T16:05:53.253752185</dc:date>
    <meta:editing-duration>PT4H29M39S</meta:editing-duration>
    <meta:editing-cycles>1</meta:editing-cycles>
    <meta:document-statistic meta:table-count="0" meta:image-count="0" meta:object-count="0" meta:page-count="1" meta:paragraph-count="22" meta:word-count="116" meta:character-count="637" meta:non-whitespace-character-count="559"/>
    <meta:generator>LibreOffice/6.3.3.2$MacOSX_X86_64 LibreOffice_project/a64200df03143b798afd1ec74a12ab50359878ed</meta:generator>
  </office:meta>
</office:document-meta>
</file>